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officeooo:paragraph-rsid="0009089f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2pt" officeooo:paragraph-rsid="00114962" style:font-size-asian="12pt" style:font-size-complex="12pt"/>
    </style:style>
    <style:style style:name="T1" style:family="text">
      <style:text-properties officeooo:rsid="0009089f"/>
    </style:style>
    <style:style style:name="T2" style:family="text">
      <style:text-properties fo:font-style="italic" officeooo:rsid="0009089f" style:font-style-asian="italic" style:font-style-complex="italic"/>
    </style:style>
    <style:style style:name="T3" style:family="text">
      <style:text-properties fo:font-style="normal" officeooo:rsid="0009089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Larvel Procedure App</text:p>
      <text:p text:style-name="Standard"/>
      <text:p text:style-name="Standard">Procedures.io is a simple app that lets you post procedures (instructions) so it can be saved for a later use. This app is built with Laravel and Vue in mind.</text:p>
      <text:p text:style-name="Standard"/>
      <text:p text:style-name="P1">Features of the App:</text:p>
      <text:p text:style-name="P1"/>
      <text:p text:style-name="Standard">1. Shows most recent 5 items on the main (root) of the webpage from MySQL database.</text:p>
      <text:p text:style-name="Standard">2. Creates a brand new proc<text:span text:style-name="T1">edure to be saved in a MySQL database.</text:span></text:p>
      <text:p text:style-name="Standard"/>
      <text:p text:style-name="Standard">This app takes advantage of the UIKit, Laravel, and VueJS .</text:p>
      <text:p text:style-name="Standard"/>
      <text:p text:style-name="P1">How to use app (End User):</text:p>
      <text:p text:style-name="P1"/>
      <text:p text:style-name="Standard">1. Viewing the procedure<text:span text:style-name="T1">s.</text:span></text:p>
      <text:p text:style-name="Standard"><text:tab/>To view the pro<text:span text:style-name="T1">cedure visit the root endpoint (/) of the site and you will see top 5 listing of the most recent procedures. These procedures can’t be deleted and are only for showing the purpose of this app.</text:span></text:p>
      <text:p text:style-name="Standard"/>
      <text:p text:style-name="Standard">2. Creating a procedure.</text:p>
      <text:p text:style-name="P2"><text:tab/>To create the proc<text:span text:style-name="T1">edure please visit the “New Procedure” located on the root of the webpage. This form will require both “Title” and “Message” fields. Both fields have a minimum and maximum restrictions on the number of characters. Upon failing any restriction, Laravel Validator will <text:s/>output errors which will be shown to the user. After successful insert, the input is sanitized by Laravel using <text:s/>prepare statements and a successful message is displayed with a redirecting message. After </text:span><text:span text:style-name="T2">x</text:span><text:span text:style-name="T3"> seconds the page will be redirected to the root endpoint.</text:span></text:p>
      <text:p text:style-name="Standard"/>
      <text:p text:style-name="Standard"/>
      <text:p text:style-name="P1">Hosting:</text:p>
      <text:p text:style-name="Standard"/>
      <text:p text:style-name="Standard">As of now its hosted on AWS EC2 to keep the cost of the project low and easily maintainable.</text:p>
      <text:p text:style-name="Standard"/>
      <text:p text:style-name="Standard"/>
      <text:p text:style-name="P1">Future Goals:</text:p>
      <text:p text:style-name="P1"/>
      <text:p text:style-name="P4">1. Add additional features like updating or deleting procedures</text:p>
      <text:p text:style-name="P4">2. Add authentication via sign up and login and associate procedures with an account</text:p>
      <text:p text:style-name="P4">3. Add ability to make procedures public and private so that they can be shared with others as neede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9T15:21:22.838179940</meta:creation-date>
    <dc:date>2021-05-09T23:23:10.636068612</dc:date>
    <meta:editing-duration>PT9M14S</meta:editing-duration>
    <meta:editing-cycles>8</meta:editing-cycles>
    <meta:generator>LibreOffice/7.1.2.2$Linux_X86_64 LibreOffice_project/10$Build-2</meta:generator>
    <meta:document-statistic meta:table-count="0" meta:image-count="0" meta:object-count="0" meta:page-count="1" meta:paragraph-count="17" meta:word-count="282" meta:character-count="1600" meta:non-whitespace-character-count="1331"/>
  </office:meta>
</office:document-meta>
</file>